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4000002AF8C3CFD50.png" manifest:media-type="image/png"/>
  <manifest:file-entry manifest:full-path="Pictures/1000000100000434000002AF6B8134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4.2728in" draw:z-index="0"><draw:image xlink:href="Pictures/1000000100000434000002AF6B813456.png" xlink:type="simple" xlink:show="embed" xlink:actuate="onLoad" draw:mime-type="image/png"/></draw:frame><draw:frame draw:style-name="fr1" draw:name="Image2" text:anchor-type="char" svg:x="0.0701in" svg:y="4.7173in" svg:width="6.6929in" svg:height="4.2728in" draw:z-index="1"><draw:image xlink:href="Pictures/1000000100000434000002AF8C3CFD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0:53:33.876973442</meta:creation-date>
    <dc:date>2025-09-01T20:54:18.229666139</dc:date>
    <meta:editing-duration>PT4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